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user-transformed="true">
          <draw:text-box>
            <text:p>Alleluia</text:p>
          </draw:text-box>
        </draw:frame>
        <draw:frame presentation:style-name="pr2" draw:layer="layout" svg:width="28cm" svg:height="15.6cm" svg:x="0cm" svg:y="5.2cm" presentation:class="outline" presentation:user-transformed="true">
          <draw:text-box>
            <text:list text:style-name="L2">
              <text:list-item>
                <text:p>Allelulia</text:p>
              </text:list-item>
              <text:list-item>
                <text:p>O blessed be the name of the Lord</text:p>
              </text:list-item>
              <text:list-item>
                <text:p>Alleluia</text:p>
              </text:list-item>
              <text:list-item>
                <text:p>We worship you most hi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Your majesty we'll sing</text:p>
              </text:list-item>
              <text:list-item>
                <text:p>Through out eternity</text:p>
              </text:list-item>
              <text:list-item>
                <text:p>Alleluia</text:p>
              </text:list-item>
              <text:list-item>
                <text:p>We worship you most hig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2-13T18:57:46.848131106</dc:date>
    <dc:creator>irvy </dc:creator>
    <meta:editing-duration>PT1H49M33S</meta:editing-duration>
    <meta:editing-cycles>22</meta:editing-cycles>
    <meta:generator>LibreOffice/4.1.3.2$Linux_x86 LibreOffice_project/410m0$Build-2</meta:generator>
    <meta:document-statistic meta:object-count="34"/>
  </office:meta>
</office:document-meta>
</file>